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124cm"/>
    </style:style>
    <style:style style:name="Tabella5.B" style:family="table-column">
      <style:table-column-properties style:column-width="11.123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1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14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5" style:family="paragraph" style:parent-style-name="Normale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6" style:family="paragraph" style:parent-style-name="Normale">
      <style:paragraph-properties fo:margin-left="0cm" fo:margin-right="0cm" fo:margin-top="0.176cm" fo:margin-bottom="0cm" style:contextual-spacing="false" fo:text-align="justify" style:justify-single-word="false" fo:text-indent="1.249cm" style:auto-text-indent="false" style:text-autospace="ideograph-alpha" style:punctuation-wrap="hanging" style:vertical-align="auto"/>
    </style:style>
    <style:style style:name="P17" style:family="paragraph" style:parent-style-name="Normale">
      <style:paragraph-properties fo:margin-left="0cm" fo:margin-right="0cm" fo:margin-top="0.176cm" fo:margin-bottom="0.21cm" style:contextual-spacing="false" fo:text-align="justify" style:justify-single-word="false" fo:text-indent="1.249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8" style:family="paragraph" style:parent-style-name="Intestazione" style:master-page-name="MPF0">
      <style:paragraph-properties style:page-number="auto" fo:break-before="page">
        <style:tab-stops/>
      </style:paragraph-properties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1f40" officeooo:paragraph-rsid="000f1f40" style:font-size-asian="11pt" style:font-weight-asian="bold"/>
    </style:style>
    <style:style style:name="P20" style:family="paragraph" style:parent-style-name="Normale">
      <style:paragraph-properties fo:text-align="center" style:justify-single-word="false"/>
      <style:text-properties fo:font-size="11pt" officeooo:rsid="000f1f40" officeooo:paragraph-rsid="000f1f40" style:font-size-asian="11pt" style:font-size-complex="11pt"/>
    </style:style>
    <style:style style:name="P21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P22" style:family="paragraph">
      <style:paragraph-properties fo:text-align="justify"/>
    </style:style>
    <style:style style:name="P23" style:family="paragraph">
      <style:paragraph-properties fo:text-align="end"/>
    </style:style>
    <style:style style:name="P24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0f1f40" style:font-size-asian="11pt" style:font-weight-asian="bold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size-complex="11pt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color="#808080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tab/><text:tab/><text:tab/><text:tab/><text:tab/><text:tab/><text:tab/><text:tab/><text:tab/></text:p>
      <text:p text:style-name="Normale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<text:s text:c="5"/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8">[progettisti.cap] [progettisti.comune] ([progettisti.prov])</text:span></text:span></text:p>
            <text:p text:style-name="P19"><text:span text:style-name="Car._20_predefinito_20_paragrafo"><text:span text:style-name="T5"/></text:span></text:p>
          </table:table-cell>
        </table:table-row>
      </table:table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ichiesta di [tipo_pratica] per [oggetto] dell’immobile sito in [ubicazione].</text:p>
          </table:table-cell>
        </table:table-row>
      </table:table>
      <text:p text:style-name="P11"/>
      <text:p text:style-name="P12"/>
      <text:p text:style-name="P12"/>
      <text:p text:style-name="P16"><text:span text:style-name="Car._20_predefinito_20_paragrafo"><text:span text:style-name="T6">Con riferimento alla sopra richiamata istanza, si comunica che la Commissione Edilizia, ha esaminato, nella seduta del [data_rilascio_ce] la pratica in oggetto ed ha espresso </text:span></text:span><text:span text:style-name="Car._20_predefinito_20_paragrafo"><text:span text:style-name="T7">parere contrario</text:span></text:span><text:span text:style-name="Car._20_predefinito_20_paragrafo"><text:span text:style-name="T6"> per le seguenti motivazioni: [prescrizioni_ce].</text:span></text:span></text:p>
      <text:p text:style-name="P17">Pertanto si comunica, ai sensi dell’art. 10 bis della L. 241/90, l’avvio del procedimento volto all’emanazione del provvedimento di diniego del titolo edilizio richiesto con istanza prot. n° [protocollo] del [data_protocollo] entro il termine di 10 gg dalla data di ricevimento della presente, potranno essere presentate per iscritto, osservazioni eventualmente corredate da documenti.</text:p>
      <text:p text:style-name="P14">La presente comunicazione interrompe i termini per la conclusione del procedimento. </text:p>
      <text:p text:style-name="P14">Il responsabile del procedimento è il Geom. Ivo Maffioli mentre [tecnico_responsabile] è l’istruttore tecnico.</text:p>
      <text:p text:style-name="P15">Distinti saluti.</text:p>
      <text:p text:style-name="P15"/>
      <text:p text:style-name="P12"/>
      <text:p text:style-name="P12"/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L'istruttore tecnico</text:p>
            <text:p text:style-name="P20">[istruttore_tecnico]</text:p>
          </table:table-cell>
          <table:table-cell table:style-name="Tabella5.A1" office:value-type="string">
            <text:p text:style-name="P9"/>
          </table:table-cell>
        </table:table-row>
        <table:table-row>
          <table:table-cell table:style-name="Tabella5.A1" office:value-type="string">
            <text:p text:style-name="P9"/>
          </table:table-cell>
          <table:table-cell table:style-name="Tabella5.A1" office:value-type="string">
            <text:p text:style-name="P5">Il Dirigente</text:p>
            <text:p text:style-name="P5">Arch. Giovanna Macario</text:p>
          </table:table-cell>
        </table:table-row>
      </table:table>
      <text:p text:style-name="Footer"><text:soft-page-break/></text:p>
      <text:p text:style-name="Normale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text-align="end"/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1f40" officeooo:paragraph-rsid="000f1f40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color="#808080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05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text:s/>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051cm" svg:x="2.316cm" svg:y="0.275cm"><text:p text:style-name="MP1"><text:span text:style-name="MT2">Comune di Savona</text:span><text:span text:style-name="MT3"> <text:s text:c="30"/></text:span></text:p><text:p text:style-name="MP1"><text:span text:style-name="MT4">Settore Pianificazione Territoriale</text:span></text:p><text:p>Sportello Unico per l’edilizia</text:p><text:p text:style-name="MP1"><text:span text:style-name="MT5"><text:s text:c="60"/></text:span></text:p><text:p text:style-name="MP2"><text:span text:style-name="MT5"><text:s text:c="117"/></text:span><text:span text:style-name="MT5">RACCOMANDATA A.R.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 text:c="5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><text:tab/></text:p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52:00Z</meta:creation-date>
    <dc:date>2014-01-30T11:00:51.302000000</dc:date>
    <meta:print-date>1998-11-10T09:48:00Z</meta:print-date>
    <meta:editing-cycles>3</meta:editing-cycles>
    <meta:editing-duration>PT6M</meta:editing-duration>
    <meta:document-statistic meta:table-count="5" meta:image-count="0" meta:object-count="1" meta:page-count="2" meta:paragraph-count="45" meta:word-count="211" meta:character-count="1822" meta:non-whitespace-character-count="1626"/>
    <meta:template xlink:type="simple" xlink:actuate="onRequest" xlink:title="" xlink:href="./avvio%20procedimento%20diniego%20permesso%20di%20costruire%20US.dot"/>
  </office:meta>
</office:document-meta>
</file>